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7.3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5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7.3cm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1) Websocket connecti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- WebSocketConnector (Fontend)</text:p>
            <text:p text:style-name="P1">- Endpoint (Backend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) WebA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as ist eine WebAPI?</text:p>
              </text:list-item>
              <text:list-item>
                <text:p>RequestManager</text:p>
              </text:list-item>
              <text:list-item>
                <text:p>Command-Pattern</text:p>
              </text:list-item>
              <text:list-item>
                <text:p>Workflow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bAPI</text:p>
          </draw:text-box>
        </draw:frame>
        <draw:frame draw:style-name="gr2" draw:text-style-name="P5" draw:layer="layout" svg:width="4.2cm" svg:height="1.873cm" svg:x="1.2cm" svg:y="6cm">
          <draw:text-box>
            <text:p text:style-name="P4"><text:span text:style-name="T1">Websocket</text:span></text:p>
            <text:p text:style-name="P4"><text:span text:style-name="T1">Endpoint</text:span></text:p>
          </draw:text-box>
        </draw:frame>
        <draw:custom-shape draw:style-name="gr3" draw:text-style-name="P6" draw:layer="layout" svg:width="7.8cm" svg:height="6cm" svg:x="7.2cm" svg:y="7cm">
          <text:p text:style-name="P6">Command Mapping</text:p>
          <text:p text:style-name="P6"/>
          <text:p text:style-name="P6">JSON Deserialization /</text:p>
          <text:p text:style-name="P6">Serialization</text:p>
          <text:p text:style-name="P6"/>
          <text:p text:style-name="P6">User</text:p>
          <text:p text:style-name="P6">Authentic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2cm" svg:height="1.8cm" svg:x="18.9cm" svg:y="7.8cm">
          <text:p text:style-name="P6">Login Work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2cm" svg:height="1.8cm" svg:x="18.901cm" svg:y="10.101cm">
          <text:p text:style-name="P6">Signup Work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2cm" svg:height="1.8cm" svg:x="18.901cm" svg:y="12.301cm">
          <text:p text:style-name="P6">GetIdeas Work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2cm" svg:height="1.8cm" svg:x="18.902cm" svg:y="14.602cm">
          <text:p text:style-name="P6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6.2cm" svg:height="0.962cm" svg:x="20.7cm" svg:y="5.6cm">
          <draw:text-box>
            <text:p text:style-name="P4"><text:span text:style-name="T1">Workflows</text:span></text:p>
          </draw:text-box>
        </draw:frame>
        <draw:frame draw:style-name="gr6" draw:text-style-name="P8" draw:layer="layout" svg:width="7.2cm" svg:height="1.2cm" svg:x="7.4cm" svg:y="5.4cm">
          <draw:text-box>
            <text:p text:style-name="P7"><text:span text:style-name="T1">Request Manager</text:span></text:p>
          </draw:text-box>
        </draw:frame>
        <draw:custom-shape draw:style-name="gr7" draw:text-style-name="P6" draw:layer="layout" svg:width="7.8cm" svg:height="2.4cm" svg:x="7.2cm" svg:y="15.8cm">
          <text:p text:style-name="P6">Mapping: UserID - Token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2cm" svg:height="0.962cm" svg:x="8.6cm" svg:y="18.638cm">
          <draw:text-box>
            <text:p text:style-name="P4"><text:span text:style-name="T1">Token Manager</text:span></text:p>
          </draw:text-box>
        </draw:frame>
        <draw:line draw:style-name="gr8" draw:text-style-name="P6" draw:layer="layout" svg:x1="11.2cm" svg:y1="13cm" svg:x2="11.2cm" svg:y2="15.8cm">
          <text:p/>
        </draw:line>
        <draw:line draw:style-name="gr8" draw:text-style-name="P6" draw:layer="layout" svg:x1="15cm" svg:y1="8cm" svg:x2="18.9cm" svg:y2="8.6cm">
          <text:p/>
        </draw:line>
        <draw:line draw:style-name="gr8" draw:text-style-name="P6" draw:layer="layout" svg:x1="15cm" svg:y1="9.2cm" svg:x2="18.901cm" svg:y2="11cm">
          <text:p/>
        </draw:line>
        <draw:line draw:style-name="gr8" draw:text-style-name="P6" draw:layer="layout" svg:x1="15cm" svg:y1="10.6cm" svg:x2="18.901cm" svg:y2="13.2cm">
          <text:p/>
        </draw:line>
        <draw:line draw:style-name="gr8" draw:text-style-name="P6" draw:layer="layout" svg:x1="15cm" svg:y1="12cm" svg:x2="18.902cm" svg:y2="15.6cm">
          <text:p/>
        </draw:line>
        <draw:custom-shape draw:style-name="gr9" draw:text-style-name="P6" draw:layer="layout" svg:width="2.6cm" svg:height="2.6cm" svg:x="1.6cm" svg:y="8.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4.2cm" svg:y1="9.8cm" svg:x2="7.2cm" svg:y2="9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mmand Patt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3) Interfaces DataManag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08:31:21.332638809</meta:creation-date>
    <dc:date>2016-12-02T13:21:53.220473409</dc:date>
    <meta:editing-duration>PT1H30M56S</meta:editing-duration>
    <meta:editing-cycles>31</meta:editing-cycles>
    <meta:generator>LibreOffice/5.1.4.2$Linux_X86_64 LibreOffice_project/10m0$Build-2</meta:generator>
    <meta:document-statistic meta:object-count="56"/>
  </office:meta>
</office:document-meta>
</file>